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5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4" table:default-cell-style-name="Default"/>
        <table:table-row table:style-name="ro1">
          <table:table-cell/>
          <table:table-cell table:style-name="Default"/>
          <table:table-cell office:value-type="string" calcext:value-type="string">
            <text:p>peop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ice/person</text:p>
          </table:table-cell>
          <table:table-cell table:formula="of:=[.B10]/[.D1]" office:value-type="float" office:value="12.708" calcext:value-type="float">
            <text:p>12,708</text:p>
          </table:table-cell>
        </table:table-row>
        <table:table-row table:style-name="ro1">
          <table:table-cell office:value-type="string" calcext:value-type="string">
            <text:p>component</text:p>
          </table:table-cell>
          <table:table-cell table:style-name="Default" office:value-type="string" calcext:value-type="string">
            <text:p>pri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 x Esp8266 &amp; oled screens</text:p>
          </table:table-cell>
          <table:table-cell table:style-name="Default" office:value-type="float" office:value="45.02" calcext:value-type="float">
            <text:p>45,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S812B led strip 1m</text:p>
          </table:table-cell>
          <table:table-cell table:style-name="Default" office:value-type="float" office:value="12.67" calcext:value-type="float">
            <text:p>12,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ack pla+ 1 kilogram</text:p>
          </table:table-cell>
          <table:table-cell table:style-name="Default" office:value-type="float" office:value="17.64" calcext:value-type="float">
            <text:p>17,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usb c cables</text:p>
          </table:table-cell>
          <table:table-cell office:value-type="float" office:value="6.75" calcext:value-type="float">
            <text:p>6,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stom pcbs from china</text:p>
          </table:table-cell>
          <table:table-cell office:value-type="float" office:value="25" calcext:value-type="float">
            <text:p>25,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onents for ultrasound circuit</text:p>
          </table:table-cell>
          <table:table-cell office:value-type="float" office:value="20" calcext:value-type="float">
            <text:p>20,0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3:.B8])" office:value-type="float" office:value="127.08" calcext:value-type="float">
            <text:p>127,08</text:p>
          </table:table-cell>
          <table:table-cell table:number-columns-repeated="4"/>
        </table:table-row>
        <table:table-row table:style-name="ro1" table:number-rows-repeated="1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5">00.00.0000</text:date>, <text:time style:data-style-name="N2" text:time-value="09:50:28.6215361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3T16:23:24.386747252</meta:creation-date>
    <dc:date>2022-12-05T09:30:21.984488512</dc:date>
    <meta:editing-duration>P5DT1H51M54S</meta:editing-duration>
    <meta:editing-cycles>6</meta:editing-cycles>
    <meta:generator>LibreOffice/6.4.7.2$Linux_X86_64 LibreOffice_project/40$Build-2</meta:generator>
    <meta:document-statistic meta:table-count="1" meta:cell-count="20" meta:object-count="0"/>
  </office:meta>
</office:document-meta>
</file>